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min-height="9.749cm" fo:min-width="7.5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.95cm" fo:min-width="19.1cm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fo:min-height="2.149cm" fo:min-width="21.9cm"/>
    </style:style>
    <style:style style:name="gr4" style:family="graphic" style:parent-style-name="standard">
      <style:graphic-properties draw:fill="solid" draw:fill-color="#a6cfb5" draw:textarea-horizontal-align="justify" draw:textarea-vertical-align="middle" draw:auto-grow-height="false" fo:min-height="1.518cm" fo:min-width="1.269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solid" draw:fill-color="#e6e6e6"/>
      <style:paragraph-properties fo:text-align="center"/>
      <style:text-properties fo:font-size="18pt"/>
    </style:style>
    <style:style style:name="P4" style:family="paragraph">
      <loext:graphic-properties draw:fill="solid" draw:fill-color="#a6cfb5"/>
      <style:paragraph-properties fo:text-align="center"/>
      <style:text-properties fo:font-size="18pt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8cm" svg:height="9.999cm" svg:x="0.099cm" svg:y="0.1cm">
            <text:p text:style-name="P1">General Purpose<text:line-break/>Programming Langauges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8cm" svg:height="9.999cm" svg:x="8.099cm" svg:y="0.1cm">
            <text:p text:style-name="P1">Domain Specific<text:line-break/>Programming Languages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8cm" svg:height="9.999cm" svg:x="16.099cm" svg:y="0.1cm">
            <text:p text:style-name="P1">Accelerator Libraries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draw:layer="layout" svg:width="22.4cm" svg:height="2.399cm" svg:x="0.898cm" svg:y="5.6cm">
          <text:p text:style-name="P2">More domain knowledge and specialisation, better performanc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22.4cm" svg:height="2.399cm" svg:x="0.899cm" svg:y="7.5cm">
          <text:p text:style-name="P2">More flexibility and reliability, worse performance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501cm" svg:height="2.5cm" svg:x="1.499cm" svg:y="1.601cm">
          <text:p text:style-name="P2">C/C+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01cm" svg:height="2.5cm" svg:x="2.399cm" svg:y="3.599cm">
          <text:p text:style-name="P2">Jav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2.501cm" svg:height="2.5cm" svg:x="6.498cm" svg:y="1.7cm">
          <text:p text:style-name="P2">OpenC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2.501cm" svg:height="2.5cm" svg:x="7.699cm" svg:y="3.599cm">
          <text:p text:style-name="P2">CUD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2.501cm" svg:height="2.5cm" svg:x="10.698cm" svg:y="1.899cm">
          <text:p text:style-name="P2">Halid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2.501cm" svg:height="2.5cm" svg:x="19.498cm" svg:y="1.3cm">
          <text:p text:style-name="P2">clBLA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2.501cm" svg:height="2.5cm" svg:x="21.099cm" svg:y="3.7cm">
          <text:p text:style-name="P2">FFTW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2.501cm" svg:height="2.5cm" svg:x="15.699cm" svg:y="2.399cm">
          <text:p text:style-name="P2">pyTorc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4.2cm" fo:page-height="10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3.916cm" svg:x="1cm" svg:y="3.962cm"/>
      <draw:page-thumbnail draw:layer="backgroundobjects" svg:width="9.294cm" svg:height="3.916cm" svg:x="1cm" svg:y="12.01cm"/>
      <draw:page-thumbnail draw:layer="backgroundobjects" svg:width="9.294cm" svg:height="3.916cm" svg:x="1cm" svg:y="20.058cm"/>
      <draw:page-thumbnail draw:layer="backgroundobjects" svg:width="9.294cm" svg:height="3.916cm" svg:x="11.295cm" svg:y="3.962cm"/>
      <draw:page-thumbnail draw:layer="backgroundobjects" svg:width="9.294cm" svg:height="3.916cm" svg:x="11.295cm" svg:y="12.01cm"/>
      <draw:page-thumbnail draw:layer="backgroundobjects" svg:width="9.294cm" svg:height="3.916cm" svg:x="11.295cm" svg:y="20.058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6cm" presentation:class="title" presentation:placeholder="true">
        <draw:text-box/>
      </draw:frame>
      <draw:frame presentation:style-name="Default-outline1" draw:layer="backgroundobjects" svg:width="25.199cm" svg:height="9.133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6cm" svg:height="1.086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4:48:03.676446366</meta:creation-date>
    <dc:date>2019-09-11T15:00:58.936250496</dc:date>
    <meta:editing-duration>PT2M5S</meta:editing-duration>
    <meta:editing-cycles>1</meta:editing-cycles>
    <meta:document-statistic meta:object-count="37"/>
    <meta:generator>LibreOffice/6.2.6.2$Linux_X86_64 LibreOffice_project/20$Build-2</meta:generator>
  </office:meta>
</office:document-meta>
</file>